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izeTests.parseNegativeNumberWithDefaultUnitUse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GigabytesToTer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WithKilobytes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NegativeKil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NegativeMe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WithTerabytes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isNegativeWith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Ter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DefaultUnitUse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isNegativeWith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WithBytes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Positiv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NullDefaultUnitUse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KilobytesToMe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Gi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GigabytesToGi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Unsupported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SizeTests.ofMegabytesToGi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CustomDefaul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toStringWithNegativ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KilobytesToKil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BytesToKil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Me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NegativeTer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TerabytesToGi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WithMegabytes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NegativeNumberWithCustomDefaul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Kil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BytesTo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MegabytesToMe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toStringUse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ofWithGigabytes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isNegativeWithPo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NegativeNumberWithNullDefaultUnitUse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NegativeGiga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Bytes( CharSequence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izeTests.parseWithNegativ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